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pt"/>
    </style:style>
    <style:style style:name="co2" style:family="table-column">
      <style:table-column-properties fo:break-before="auto" style:column-width="341.74pt"/>
    </style:style>
    <style:style style:name="co3" style:family="table-column">
      <style:table-column-properties fo:break-before="auto" style:column-width="585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51pt" svg:height="255.09pt" svg:x="496.4pt" svg:y="732.39pt">
            <draw:object draw:notify-on-update-of-ranges="Sheet1.C60:Sheet1.C72 Sheet1.D60:Sheet1.D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tal Submitted</text:p>
          </table:table-cell>
          <table:table-cell office:value-type="string" calcext:value-type="string">
            <text:p>DE Submitted</text:p>
          </table:table-cell>
          <table:table-cell office:value-type="string" calcext:value-type="string">
            <text:p>count to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Plac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Restart Covariance Matrix Adaptation (IPOP-CMA-E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Estimation of Distribution Algorithm (EDA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Real Coded Memetic Algorithm (RCM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nstrained Real-Parameter Optimization</text:p>
          </table:table-cell>
          <table:table-cell table:style-name="ce1" office:value-type="string" calcext:value-type="string">
            <text:p>1th $\epsilon$ Constrained Based DE ($\epsilon$ RD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Dynamic Multi-swarm Optimizer (DMS-PSO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Self-adaptive Differential Evolution (SaDE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erformance Assessment of real-parameter MOEAs</text:p>
          </table:table-cell>
          <table:table-cell office:value-type="string" calcext:value-type="string">
            <text:p>1th NSGA-II SBX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GDE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NSGA-II PCX and DEMOw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rge Scale Global Optimization</text:p>
          </table:table-cell>
          <table:table-cell table:style-name="ce2" office:value-type="string" calcext:value-type="string">
            <text:p>1th Multiple Trayectory Search (MT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Dynamic Multi-swarm Optimizer (DMS-PSO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Self-adaptive DE (jDEdynNP-F)</text:p>
          </table:table-cell>
        </table:table-row>
        <table:table-row table:style-name="ro1">
          <table:table-cell table:formula="of:=5+13" office:value-type="float" office:value="18" calcext:value-type="float">
            <text:p>18</text:p>
          </table:table-cell>
          <table:table-cell table:formula="of:=2+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ynamic Optimization</text:p>
          </table:table-cell>
          <table:table-cell table:style-name="ce1" office:value-type="string" calcext:value-type="string">
            <text:p>1th Self-adaptive DE (jD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formance Assessment of real-parameter MOEAs</text:p>
          </table:table-cell>
          <table:table-cell office:value-type="string" calcext:value-type="string">
            <text:p>1th MOEA/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MTS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DMOEA-DD</text:p>
          </table:table-cell>
        </table:table-row>
        <table:table-row table:style-name="ro1">
          <table:table-cell table:formula="of:=9+1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nstrained Real-Parameter Optimization</text:p>
          </table:table-cell>
          <table:table-cell table:style-name="ce1" office:value-type="string" calcext:value-type="string">
            <text:p>1th $\epsilon$ Constrained DE with gradient based mutation ($\epsilon$ Deg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Ensemble of Constraint Handling Techniques (ECHT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Self-adaptive DE (jDEsoco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rge Scale Global Optimization</text:p>
          </table:table-cell>
          <table:table-cell office:value-type="string" calcext:value-type="string">
            <text:p>1th Memetic Algorithm Based on Local Search Chains (MA-SW-Chain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Two Stage Based Ensemble Optimization Evolutionary Algorithm (EOEA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Dynamic Multi-Swarm Particle Swarm Optimizer (DMS-PSO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ching</text:p>
          </table:table-cell>
          <table:table-cell office:value-type="string" calcext:value-type="string">
            <text:p>No informa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al World Optimization Problems</text:p>
          </table:table-cell>
          <table:table-cell office:value-type="string" calcext:value-type="string">
            <text:p>1th Genetic Algorithm with Multi-parent Crossover (GA-MPC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Hybrid DE (DE-$\Lambda_{CR}$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Self-adaptive Multi-Operator DE (SAMODE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Restart Covariance Matrix Adaptation (NBIPOPaCMA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Hybrid CMA-ES and Iterated Local Search (iCMAES-IL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Dynamically updated Region-based Memetic Algorithm with Local Search Chaining and CMA-ES (DRMA-LSCh-CMA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le Objective Real-Parameter Optimization</text:p>
          </table:table-cell>
          <table:table-cell table:style-name="ce1" office:value-type="string" calcext:value-type="string">
            <text:p>1th L-SHA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Surrogate-assited Optimization with Memetic Optimization Dimensionally-controled Search (SO-MOD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Simple Algorithm Withouth Approximation (WA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namic MOEAs</text:p>
          </table:table-cell>
          <table:table-cell office:value-type="string" calcext:value-type="string">
            <text:p>No informat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arned Based Single Objective Real-Parameter Optimization</text:p>
          </table:table-cell>
          <table:table-cell table:style-name="ce1" office:value-type="string" calcext:value-type="string">
            <text:p>1th Successful Parent Selecting L-SHADE with Eigenvector-Based Crossover (SPS-L-SHADE-EIG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DE with success Parameter Adaptation (DesPA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Mean Variance Mapping Optimization (MVMO) and Neurodynamic L-SHADE (LSHADE-N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lti-Niche Single Objective Real-Parameter Optimization</text:p>
          </table:table-cell>
          <table:table-cell office:value-type="string" calcext:value-type="string">
            <text:p>1th Algorithm Based on Decompo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Particle Swarm Optimization (PSO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Neighborhood Based Speciation Differential Evolution (NSD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Parameter Tuned CMA-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arned Based Single Objective Real-Parameter Optimization</text:p>
          </table:table-cell>
          <table:table-cell office:value-type="string" calcext:value-type="string">
            <text:p>1th Mean-Variance Mapping Optimization (MVMO-PHM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Cooperative Co-evolution L-SHADE with Restarts (CCL-SHAD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L-SHADE with four strategies (L-SHADE44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ngle Objective Real-Parameter Optimization</text:p>
          </table:table-cell>
          <table:table-cell table:style-name="ce1" office:value-type="string" calcext:value-type="string">
            <text:p>1th United Multi-Operator Evolutionary Algorithms (UMOEAs-II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Ensemble Sinusoidal Parameter Adaptation with L-SHADE (L-SHADE-EpSin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Improved L-SHADE (iL-SHAD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Artificial super-Bee enhanced Colony (AsBeC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Reduced Yin-Yang-Pair Optimization (RYYPO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ingle Objective Real-Parameter Optimization</text:p>
          </table:table-cell>
          <table:table-cell table:style-name="ce1" office:value-type="string" calcext:value-type="string">
            <text:p>1th Effective Butterfly Optimizer with Covariance Matrix Adapted Retreat Phase (EBOwithCMAR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jSO (SHAD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Ensemble Sinusoidal DE Covariance Matrix Adaptation with Euclidean Neighborhood (L-SHADE-cnEpSin)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Count ra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office:value-type="string" calcext:value-type="string">
            <text:p>Total Submitted</text:p>
          </table:table-cell>
          <table:table-cell office:value-type="string" calcext:value-type="string">
            <text:p>DE Submitted</text:p>
          </table:table-cell>
          <table:table-cell office:value-type="string" calcext:value-type="string">
            <text:p>count top</text:p>
          </table:table-cell>
          <table:table-cell office:value-type="string" calcext:value-type="string">
            <text:p>Percent 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00*([.B85]/[.A85])" office:value-type="float" office:value="23.5294117647059" calcext:value-type="float">
            <text:p>23.529411764705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([.B86]/[.A86])" office:value-type="float" office:value="58.8235294117647" calcext:value-type="float">
            <text:p>58.82352941176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00*([.B87]/[.A87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0*([.B88]/[.A88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5+13" office:value-type="float" office:value="18" calcext:value-type="float">
            <text:p>18</text:p>
          </table:table-cell>
          <table:table-cell table:formula="of:=2+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00*([.B89]/[.A89])" office:value-type="float" office:value="27.7777777777778" calcext:value-type="float">
            <text:p>27.7777777777778</text:p>
          </table:table-cell>
          <table:table-cell table:number-columns-repeated="2"/>
        </table:table-row>
        <table:table-row table:style-name="ro1">
          <table:table-cell table:formula="of:=9+1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0*([.B90]/[.A90])" office:value-type="float" office:value="42.8571428571429" calcext:value-type="float">
            <text:p>42.857142857142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00*([.B91]/[.A91])" office:value-type="float" office:value="57.1428571428571" calcext:value-type="float">
            <text:p>57.142857142857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00*([.B92]/[.A92])" office:value-type="float" office:value="52.1739130434783" calcext:value-type="float">
            <text:p>52.173913043478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00*([.B93]/[.A93])" office:value-type="float" office:value="39.1304347826087" calcext:value-type="float">
            <text:p>39.130434782608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00*([.B94]/[.A94])" office:value-type="float" office:value="19.047619047619" calcext:value-type="float">
            <text:p>19.0476190476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00*([.B95]/[.A9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00*([.B96]/[.A96])" office:value-type="float" office:value="76.4705882352941" calcext:value-type="float">
            <text:p>76.47058823529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 style:data-style-name="N2" text:time-value="12:50:44.27207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8:49:32.306867765</meta:creation-date>
    <meta:editing-duration>PT1H56M49S</meta:editing-duration>
    <meta:editing-cycles>22</meta:editing-cycles>
    <meta:generator>LibreOffice/6.0.3.2$Linux_X86_64 LibreOffice_project/00m0$Build-2</meta:generator>
    <dc:date>2018-04-21T12:01:22.680523891</dc:date>
    <dc:creator>joel </dc:creator>
    <meta:document-statistic meta:table-count="1" meta:cell-count="2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Count of DE in top considering all scenarios</text:p>
        </chart:title>
        <chart:plot-area chart:style-name="ch3" table:cell-range-address="Sheet1.C60:Sheet1.D72" chart:data-source-has-labels="column" svg:x="1.331cm" svg:y="1.275cm" svg:width="14.349cm" svg:height="6.564cm">
          <chartooo:coordinate-region svg:x="2.058cm" svg:y="1.474cm" svg:width="13.25cm" svg:height="5.718cm"/>
          <chart:axis chart:dimension="x" chart:name="primary-x" chart:style-name="ch4" chartooo:axis-type="auto">
            <chartooo:date-scale/>
            <chart:title svg:x="8.104cm" svg:y="8.019cm" chart:style-name="ch5">
              <text:p>CEC</text:p>
            </chart:title>
            <chart:categories table:cell-range-address="Sheet1.C60:Sheet1.C72"/>
          </chart:axis>
          <chart:axis chart:dimension="y" chart:name="primary-y" chart:style-name="ch4">
            <chart:title svg:x="0.451cm" svg:y="5.487cm" chart:style-name="ch6">
              <text:p>Count of DE</text:p>
            </chart:title>
            <chart:grid chart:style-name="ch7" chart:class="major"/>
          </chart:axis>
          <chart:series chart:style-name="ch8" chart:values-cell-range-address="Sheet1.D60:Sheet1.D7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Year</text:p>
                <draw:g>
                  <svg:desc>Sheet1.C60:Sheet1.C72</svg:desc>
                </draw:g>
              </table:table-cell>
              <table:table-cell office:value-type="float" office:value="NaN">
                <text:p>NaN</text:p>
                <draw:g>
                  <svg:desc>Sheet1.D60:Sheet1.D72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